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30ED485D38B251F4.png" manifest:media-type="image/png"/>
  <manifest:file-entry manifest:full-path="Pictures/100000000000005E0000005EAA9BA170298E7EA3.png" manifest:media-type="image/png"/>
  <manifest:file-entry manifest:full-path="Pictures/100000000000005E0000005ECF3AE6422AAE62C1.png" manifest:media-type="image/png"/>
  <manifest:file-entry manifest:full-path="Pictures/100000000000005E0000005E5B6EF8D7BF4FBC7E.png" manifest:media-type="image/png"/>
  <manifest:file-entry manifest:full-path="Pictures/100000000000005E0000005EB3D255D353B7F353.png" manifest:media-type="image/png"/>
  <manifest:file-entry manifest:full-path="Pictures/100000000000005E0000005E8CE879E2AF1A1BA4.png" manifest:media-type="image/png"/>
  <manifest:file-entry manifest:full-path="Pictures/100000000000005E0000005EDAE0A05D7E6B07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aea79f" draw:fill-gradient-name="Radial_20_red_2f_yellow" draw:textarea-horizontal-align="justify" draw:textarea-vertical-align="middle" draw:auto-grow-height="false" fo:min-height="1.75cm" fo:min-width="6.1cm"/>
    </style:style>
    <style:style style:name="gr2" style:family="graphic" style:parent-style-name="standard">
      <style:graphic-properties draw:fill-color="#aea79f" draw:textarea-horizontal-align="justify" draw:textarea-vertical-align="middle" draw:auto-grow-height="false" fo:min-height="0.684cm" fo:min-width="3.5cm"/>
    </style:style>
    <style:style style:name="gr3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85cm" fo:min-width="3.3cm"/>
    </style:style>
    <style:style style:name="gr4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05cm" fo:min-width="3.1cm"/>
    </style:style>
    <style:style style:name="gr5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05cm" fo:min-width="3.3cm"/>
    </style:style>
    <style:style style:name="gr6" style:family="graphic" style:parent-style-name="standard">
      <style:graphic-properties draw:fill="gradient" draw:fill-gradient-name="Jaune_20_Tango_20_B" draw:textarea-horizontal-align="justify" draw:textarea-vertical-align="middle" draw:auto-grow-height="false" fo:min-height="1.75cm" fo:min-width="5.8cm"/>
    </style:style>
    <style:style style:name="gr7" style:family="graphic" style:parent-style-name="standard">
      <style:graphic-properties draw:fill="gradient" draw:fill-gradient-name="Jaune_20_Tango_20_B" draw:textarea-horizontal-align="justify" draw:textarea-vertical-align="middle" draw:auto-grow-height="false" fo:min-height="1.95cm" fo:min-width="5.8cm"/>
    </style:style>
    <style:style style:name="gr8" style:family="graphic" style:parent-style-name="standard">
      <style:graphic-properties draw:fill="gradient" draw:fill-color="#ffffff" draw:fill-gradient-name="Olive_20_Green" draw:textarea-horizontal-align="justify" draw:textarea-vertical-align="middle" draw:auto-grow-height="false" fo:min-height="1.45cm" fo:min-width="2.8cm"/>
    </style:style>
    <style:style style:name="gr9" style:family="graphic" style:parent-style-name="standard">
      <style:graphic-properties draw:fill="gradient" draw:fill-color="#ff8080" draw:fill-gradient-name="Sunburst" draw:textarea-horizontal-align="justify" draw:textarea-vertical-align="middle" draw:auto-grow-height="false" fo:min-height="1.55cm" fo:min-width="5.6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fill-color="#b2b2b2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000000" draw:fill="gradient" draw:fill-color="#729fcf" draw:fill-gradient-name="Tango_20_Orange" draw:textarea-horizontal-align="justify" draw:textarea-vertical-align="middle" draw:auto-grow-height="false" fo:min-height="1.75cm" fo:min-width="7.1cm"/>
    </style:style>
    <style:style style:name="gr14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1.55cm" fo:min-width="9.6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gradient" draw:fill-color="#aea79f" draw:fill-gradient-name="Radial_20_red_2f_yellow"/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aea79f"/>
      <style:paragraph-properties fo:text-align="center"/>
    </style:style>
    <style:style style:name="P5" style:family="paragraph">
      <loext:graphic-properties draw:fill="gradient" draw:fill-gradient-name="Tango_20_Orange"/>
      <style:paragraph-properties fo:text-align="center"/>
    </style:style>
    <style:style style:name="P6" style:family="paragraph">
      <loext:graphic-properties draw:fill="gradient" draw:fill-gradient-name="Jaune_20_Tango_20_B"/>
      <style:paragraph-properties fo:text-align="center"/>
    </style:style>
    <style:style style:name="P7" style:family="paragraph">
      <style:paragraph-properties fo:text-align="center"/>
      <style:text-properties fo:color="#ffffff" fo:font-size="13pt" fo:background-color="transparent" style:font-size-asian="13pt" style:font-size-complex="13pt"/>
    </style:style>
    <style:style style:name="P8" style:family="paragraph">
      <loext:graphic-properties draw:fill="gradient" draw:fill-color="#ffffff" draw:fill-gradient-name="Olive_20_Green"/>
      <style:paragraph-properties fo:text-align="center"/>
      <style:text-properties fo:color="#ffffff" fo:font-size="13pt" fo:background-color="transparent" style:font-size-asian="13pt" style:font-size-complex="13pt"/>
    </style:style>
    <style:style style:name="P9" style:family="paragraph">
      <loext:graphic-properties draw:fill="gradient" draw:fill-color="#ff8080" draw:fill-gradient-name="Sunburst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b2b2b2"/>
      <style:paragraph-properties fo:text-align="center"/>
    </style:style>
    <style:style style:name="P12" style:family="paragraph">
      <style:paragraph-properties fo:text-align="center"/>
      <style:text-properties fo:font-size="15pt" style:font-size-asian="18pt" style:font-size-complex="18pt"/>
    </style:style>
    <style:style style:name="P13" style:family="paragraph">
      <loext:graphic-properties draw:fill="gradient" draw:fill-color="#729fcf" draw:fill-gradient-name="Tango_20_Orange"/>
      <style:paragraph-properties fo:text-align="center"/>
      <style:text-properties fo:font-size="15pt" style:font-size-asian="18pt" style:font-size-complex="18pt"/>
    </style:style>
    <style:style style:name="T1" style:family="text">
      <style:text-properties fo:color="#ffffff" fo:font-size="13pt" fo:background-color="transparen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6cm" svg:height="2cm" svg:x="2.3cm" svg:y="7.9cm">
          <text:p text:style-name="P1">Administrateu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934cm" svg:x="1.1cm" svg:y="16cm">
          <text:p text:style-name="P3">agend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cm" svg:height="1.1cm" svg:x="20cm" svg:y="14.5cm">
          <text:p text:style-name="P3">affich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cm" svg:height="1.3cm" svg:x="18.6cm" svg:y="9.8cm">
          <text:p text:style-name="P3">Détail</text:p>
          <text:p text:style-name="P3">recherch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cm" svg:height="1.3cm" svg:x="20cm" svg:y="12.6cm">
          <text:p text:style-name="P3"/>
          <text:p text:style-name="P3">réceptio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cm" svg:height="2cm" svg:x="11cm" svg:y="9.5cm">
          <text:p text:style-name="P3">recherch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3cm" svg:height="2.2cm" svg:x="11cm" svg:y="11.9cm">
          <text:p text:style-name="P3">offr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934cm" svg:x="1.1cm" svg:y="16.989cm">
          <text:p text:style-name="P3">mail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3cm" svg:height="1.7cm" svg:x="7.1cm" svg:y="4.6cm">
          <text:p text:style-name="P7"><text:span text:style-name="T1">création</text:span></text:p>
          <text:p text:style-name="P7"><text:span text:style-name="T1">suppression</text:span></text:p>
          <text:p text:style-name="P7"><text:span text:style-name="T1">d’utilisat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934cm" svg:x="1.1cm" svg:y="18.966cm">
          <text:p text:style-name="P3">notification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934cm" svg:x="1.1cm" svg:y="17.977cm">
          <text:p text:style-name="P3">chat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1cm" svg:height="1.8cm" svg:x="1.8cm" svg:y="10.6cm">
          <text:p text:style-name="P3"><text:span text:style-name="T2">Utilisateur/trice</text:span> <text:s text:c="2"/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1cm" svg:y1="6.2cm" svg:x2="5.3cm" svg:y2="7.9cm">
          <text:p/>
        </draw:line>
        <draw:line draw:style-name="gr11" draw:text-style-name="P11" draw:layer="layout" svg:x1="9.7cm" svg:y1="8.9cm" svg:x2="8.9cm" svg:y2="8.9cm">
          <text:p/>
        </draw:line>
        <draw:line draw:style-name="gr12" draw:text-style-name="P10" draw:layer="layout" svg:x1="9.7cm" svg:y1="11.5cm" svg:x2="9.7cm" svg:y2="8.9cm">
          <text:p/>
        </draw:line>
        <draw:line draw:style-name="gr12" draw:text-style-name="P10" draw:layer="layout" svg:x1="9.7cm" svg:y1="11.5cm" svg:x2="7.9cm" svg:y2="11.5cm">
          <text:p/>
        </draw:line>
        <draw:line draw:style-name="gr12" draw:text-style-name="P10" draw:layer="layout" svg:x1="11cm" svg:y1="7.8cm" svg:x2="9.7cm" svg:y2="10.2cm">
          <text:p/>
        </draw:line>
        <draw:line draw:style-name="gr12" draw:text-style-name="P10" draw:layer="layout" svg:x1="11cm" svg:y1="10cm" svg:x2="9.7cm" svg:y2="10.2cm">
          <text:p/>
        </draw:line>
        <draw:line draw:style-name="gr12" draw:text-style-name="P10" draw:layer="layout" svg:x1="11cm" svg:y1="13cm" svg:x2="9.7cm" svg:y2="10.2cm">
          <text:p/>
        </draw:line>
        <draw:custom-shape draw:style-name="gr13" draw:text-style-name="P13" draw:layer="layout" svg:width="7.6cm" svg:height="2cm" svg:x="16.6cm" svg:y="3.6cm">
          <text:p text:style-name="P12"><text:span text:style-name="T3">Création, édition suppres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3cm" svg:height="2.2cm" svg:x="11.1cm" svg:y="6.9cm">
          <text:p text:style-name="P3">Dossier flux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0.1cm" svg:height="1.8cm" svg:x="17.4cm" svg:y="16.8cm">
          <text:p text:style-name="P3">Mise en corrélation offres et flux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9.4cm" svg:y1="5.6cm" svg:x2="17.4cm" svg:y2="8cm">
          <text:p/>
        </draw:line>
        <draw:line draw:style-name="gr12" draw:text-style-name="P10" draw:layer="layout" svg:x1="18.6cm" svg:y1="10.3cm" svg:x2="17.3cm" svg:y2="10.3cm">
          <text:p/>
        </draw:line>
        <draw:line draw:style-name="gr12" draw:text-style-name="P10" draw:layer="layout" svg:x1="17.3cm" svg:y1="13cm" svg:x2="20cm" svg:y2="13.1cm">
          <text:p/>
        </draw:line>
        <draw:line draw:style-name="gr12" draw:text-style-name="P10" draw:layer="layout" svg:x1="19.9cm" svg:y1="15.1cm" svg:x2="17.3cm" svg:y2="13cm">
          <text:p/>
        </draw:line>
        <draw:line draw:style-name="gr12" draw:text-style-name="P10" draw:layer="layout" svg:x1="18.6cm" svg:y1="16.8cm" svg:x2="17.3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Jaune_20_Tango_20_B" draw:display-name="Jaune Tango B" draw:style="linear" draw:start-color="#fce94f" draw:end-color="#4e9a06" draw:start-intensity="100%" draw:end-intensity="100%" draw:angle="30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fill-image draw:name="Daisy" xlink:href="Pictures/100000000000005E0000005E5B6EF8D7BF4FBC7E.png" xlink:type="simple" xlink:show="embed" xlink:actuate="onLoad"/>
    <draw:fill-image draw:name="Fiery" xlink:href="Pictures/100000000000005E0000005EB3D255D353B7F353.png" xlink:type="simple" xlink:show="embed" xlink:actuate="onLoad"/>
    <draw:fill-image draw:name="Lawn_20_Artificial" draw:display-name="Lawn Artificial" xlink:href="Pictures/100000000000005E0000005E8CE879E2AF1A1BA4.png" xlink:type="simple" xlink:show="embed" xlink:actuate="onLoad"/>
    <draw:fill-image draw:name="Orange" xlink:href="Pictures/100000000000005E0000005EDAE0A05D7E6B07C2.png" xlink:type="simple" xlink:show="embed" xlink:actuate="onLoad"/>
    <draw:fill-image draw:name="Red_20_Wall" draw:display-name="Red Wall" xlink:href="Pictures/100000000000005E0000005ECF3AE6422AAE62C1.png" xlink:type="simple" xlink:show="embed" xlink:actuate="onLoad"/>
    <draw:fill-image draw:name="Roses" xlink:href="Pictures/100000000000005E0000005EAA9BA170298E7EA3.png" xlink:type="simple" xlink:show="embed" xlink:actuate="onLoad"/>
    <draw:fill-image draw:name="Space_20_Metal" draw:display-name="Space Metal" xlink:href="Pictures/100000000000005E0000005E30ED485D38B251F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09:51:50.262206748</meta:creation-date>
    <dc:date>2016-11-24T16:59:56.401488994</dc:date>
    <meta:editing-duration>PT5H54M58S</meta:editing-duration>
    <meta:editing-cycles>2</meta:editing-cycles>
    <meta:generator>LibreOffice/5.1.4.2$Linux_X86_64 LibreOffice_project/10m0$Build-2</meta:generator>
    <meta:document-statistic meta:object-count="27"/>
  </office:meta>
</office:document-meta>
</file>